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ChatGPT, Can you explain me the difference between a GNN with CNN and a GNN with GAT?</text:p>
      <text:h text:style-name="Heading_20_6" text:outline-level="6">ChatGPT said:</text:h>
      <text:p text:style-name="Text_20_body">Certainly! Here's a concise breakdown:</text:p>
      <text:h text:style-name="Heading_20_3" text:outline-level="3">GNN with CNN:</text:h>
      <text:list text:style-name="L1">
        <text:list-item>
          <text:p text:style-name="P3"><text:span text:style-name="Strong_20_Emphasis">Focus</text:span>: Uses convolutional layers to process node features, similar to image processing.</text:p>
        </text:list-item>
        <text:list-item>
          <text:p text:style-name="P3"><text:span text:style-name="Strong_20_Emphasis">Mechanism</text:span>: Treats graph neighborhoods like spatially organized data, leveraging predefined filters (e.g., Graph Convolutional Networks - GCN).</text:p>
        </text:list-item>
        <text:list-item>
          <text:p text:style-name="P2"><text:span text:style-name="Strong_20_Emphasis">Drawback</text:span>: Uniform aggregation may miss fine-grained relationships; all neighbors are treated equally.</text:p>
        </text:list-item>
      </text:list>
      <text:h text:style-name="Heading_20_3" text:outline-level="3">GNN with GAT (Graph Attention Network):</text:h>
      <text:list text:style-name="L2">
        <text:list-item>
          <text:p text:style-name="P5"><text:span text:style-name="Strong_20_Emphasis">Focus</text:span>: Introduces attention mechanisms to assign weights to neighbors during feature aggregation.</text:p>
        </text:list-item>
        <text:list-item>
          <text:p text:style-name="P5"><text:span text:style-name="Strong_20_Emphasis">Mechanism</text:span>: Learns the importance of each neighboring node dynamically via trainable attention weights.</text:p>
        </text:list-item>
        <text:list-item>
          <text:p text:style-name="P4"><text:span text:style-name="Strong_20_Emphasis">Advantage</text:span>: Captures heterogeneous relationships and is adaptive to different graph structures.</text:p>
        </text:list-item>
      </text:list>
      <text:h text:style-name="Heading_20_3" text:outline-level="3">Key Difference:</text:h>
      <text:list text:style-name="L3">
        <text:list-item>
          <text:p text:style-name="P7"><text:span text:style-name="Strong_20_Emphasis">GNN + CNN</text:span>: Equal influence from all neighbors (static aggregation).</text:p>
        </text:list-item>
        <text:list-item>
          <text:p text:style-name="P6"><text:span text:style-name="Strong_20_Emphasis">GNN + GAT</text:span>: Weighted influence based on learned attention scores (dynamic aggregation).</text:p>
        </text:list-item>
      </text:list>
      <text:p text:style-name="Text_20_body">Use GAT when relationships among nodes are complex or non-uniform. Use CNNs for simpler or more homogeneous graphs.</text:p>
      <text:p text:style-name="Text_20_body">4o</text:p>
      <text:h text:style-name="Heading_20_5" text:outline-level="5">You said:</text:h>
      <text:p text:style-name="Text_20_body">i would need to use it for a protein generator via autoencoder... I have a big dataset with many 3d structures of protein and as a first step I would like to create a protein generator to analyze the latent space but my proteins have all different dimensions </text:p>
      <text:h text:style-name="Heading_20_6" text:outline-level="6">ChatGPT said:</text:h>
      <text:p text:style-name="Text_20_body">For your protein generator task with varying dimensions, <text:span text:style-name="Strong_20_Emphasis">Graph Neural Networks (GNNs)</text:span> with attention mechanisms like <text:span text:style-name="Strong_20_Emphasis">GATs</text:span> are more suitable compared to CNNs. Here's why:</text:p>
      <text:h text:style-name="Heading_20_3" text:outline-level="3">Key Challenges:</text:h>
      <text:list text:style-name="L4">
        <text:list-item>
          <text:p text:style-name="P9"><text:span text:style-name="Strong_20_Emphasis">Variable Input Dimensions</text:span>: Proteins have different sizes and connectivity (number of atoms and bonds).</text:p>
        </text:list-item>
        <text:list-item>
          <text:p text:style-name="P8"><text:span text:style-name="Strong_20_Emphasis">3D Spatial Structure</text:span>: Captures geometric relationships, which are crucial in proteins.</text:p>
        </text:list-item>
      </text:list>
      <text:h text:style-name="Heading_20_3" text:outline-level="3">Why GAT for this Task:</text:h>
      <text:list text:style-name="L5">
        <text:list-item>
          <text:p text:style-name="P11"><text:span text:style-name="Strong_20_Emphasis">Dynamic Neighborhood Weighting</text:span>: GAT can handle graphs of varying sizes and assign different importance to each neighbor based on its relevance in 3D space or chemical context.</text:p>
        </text:list-item>
        <text:list-item>
          <text:p text:style-name="P11"><text:soft-page-break/><text:span text:style-name="Strong_20_Emphasis">Latent Space Analysis</text:span>: The attention mechanism helps identify critical residues or structural patterns that dominate the latent representation.</text:p>
        </text:list-item>
        <text:list-item>
          <text:p text:style-name="P10"><text:span text:style-name="Strong_20_Emphasis">Scalability</text:span>: Works well on large datasets of graphs with varying dimensions without needing explicit padding or truncation.</text:p>
        </text:list-item>
      </text:list>
      <text:h text:style-name="Heading_20_3" text:outline-level="3">Autoencoder Architecture for Protein Generator:</text:h>
      <text:list text:style-name="L6">
        <text:list-item>
          <text:p text:style-name="P12"><text:span text:style-name="Strong_20_Emphasis">Encoder</text:span>:</text:p>
          <text:list>
            <text:list-item>
              <text:p text:style-name="P13">Use a <text:span text:style-name="Strong_20_Emphasis">GAT</text:span> to encode the protein graph (atoms as nodes, bonds as edges).</text:p>
            </text:list-item>
            <text:list-item>
              <text:p text:style-name="P13">Incorporate 3D spatial coordinates as node/edge features.</text:p>
            </text:list-item>
            <text:list-item>
              <text:p text:style-name="P13">Aggregate features into a fixed-dimensional latent space.</text:p>
            </text:list-item>
          </text:list>
        </text:list-item>
        <text:list-item>
          <text:p text:style-name="P12"><text:span text:style-name="Strong_20_Emphasis">Latent Space</text:span>:</text:p>
          <text:list>
            <text:list-item>
              <text:p text:style-name="P13">Ensure it captures both local (residue-level) and global (protein-level) structure.</text:p>
            </text:list-item>
          </text:list>
        </text:list-item>
        <text:list-item>
          <text:p text:style-name="P12"><text:span text:style-name="Strong_20_Emphasis">Decoder</text:span>:</text:p>
          <text:list>
            <text:list-item>
              <text:p text:style-name="P13">Reconstruct the protein graph using a reverse process (e.g., graph generation with edges and node features).</text:p>
            </text:list-item>
          </text:list>
        </text:list-item>
        <text:list-item>
          <text:p text:style-name="P12"><text:span text:style-name="Strong_20_Emphasis">Loss Function</text:span>:</text:p>
          <text:list>
            <text:list-item>
              <text:p text:style-name="P12">Combine reconstruction loss (graph structure and features) and geometric loss (3D positions).</text:p>
            </text:list-item>
          </text:list>
        </text:list-item>
      </text:list>
      <text:h text:style-name="Heading_20_3" text:outline-level="3">Advantages of Using GAT:</text:h>
      <text:list text:style-name="L7">
        <text:list-item>
          <text:p text:style-name="P15"><text:span text:style-name="Strong_20_Emphasis">Attention in Spatial Context</text:span>: Assigns weights to neighbors based on proximity or chemical properties, critical for 3D structures.</text:p>
        </text:list-item>
        <text:list-item>
          <text:p text:style-name="P14"><text:span text:style-name="Strong_20_Emphasis">Flexibility with Graph Size</text:span>: Handles proteins of varying sizes without resizing.</text:p>
        </text:list-item>
      </text:list>
      <text:h text:style-name="Heading_20_3" text:outline-level="3">Why Not CNN:</text:h>
      <text:list text:style-name="L8">
        <text:list-item>
          <text:p text:style-name="P17"><text:span text:style-name="Strong_20_Emphasis">Static Kernels</text:span>: CNNs are designed for fixed-size grid-like data, making them less effective for variable-sized graphs.</text:p>
        </text:list-item>
        <text:list-item>
          <text:p text:style-name="P16"><text:span text:style-name="Strong_20_Emphasis">Loss of Spatial Relationship</text:span>: 3D relationships in proteins are challenging to encode in standard convolutions.</text:p>
        </text:list-item>
      </text:list>
      <text:p text:style-name="Text_20_body">This setup is well-suited for generating diverse proteins and exploring meaningful latent representation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roid Sans" style:font-family-asian="'Droid Sans'" style:font-family-generic-asian="system" style:font-pitch-asian="variable" style:font-size-asian="7pt" style:font-weight-asian="bold" style:font-name-complex="Droid Sans" style:font-family-complex="'Droid Sans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roid Sans" style:font-family-complex="'Droid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Droid Sans" style:font-family-complex="'Droid San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01:49.802435136</meta:creation-date>
    <dc:date>2024-11-15T10:02:55.350448260</dc:date>
    <meta:editing-duration>PT1M6S</meta:editing-duration>
    <meta:editing-cycles>1</meta:editing-cycles>
    <meta:document-statistic meta:table-count="0" meta:image-count="0" meta:object-count="0" meta:page-count="2" meta:paragraph-count="45" meta:word-count="509" meta:character-count="3386" meta:non-whitespace-character-count="2948"/>
    <meta:generator>LibreOffice/24.2.6.2$Linux_X86_64 LibreOffice_project/420$Build-2</meta:generator>
  </office:meta>
</office:document-meta>
</file>